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5BD3F10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Entity Contributor License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Standard"/>
      <text:p text:style-name="P3"><text:soft-page-break/>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text:soft-page-break/></text:p>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r Your Affiliates own the Copyright and patent claims covering the Contribution which are required to grant the rights under Section 2. <text:s/></text:p>
      <text:p text:style-name="Standard"/>
      <text:p text:style-name="Standard">(c) The grant of rights under Section 2 does not violate any grant of rights which You or Your Affiliates have made to third parties.</text:p>
      <text:p text:style-name="Standard"/>
      <text:p text:style-name="Standard">(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3"><text:soft-page-break/>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 </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text:soft-page-break/>Address:<text:tab/>________________________</text:p>
      <text:p text:style-name="P2"><text:tab/>______________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1" draw:name="graphics1" text:anchor-type="paragraph" svg:width="0.9165in" svg:height="0.3228in" draw:z-index="0"><draw:image xlink:href="Pictures/10000000000000580000001F5BD3F107.png" xlink:type="simple" xlink:show="embed" xlink:actuate="onLoad"/></draw:frame>This work is licensed under a <text:a xlink:type="simple" xlink:href="http://creativecommons.org/licenses/by/3.0/">Creative Commons Attribution 3.0 Unported Licens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Entity Contributor License Agreement (HA-CLA-E)<text:tab/><text:tab/><text:page-number text:select-page="current">5</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0T19:25:07</meta:creation-date>
    <dc:date>2012-03-11T12:39:14</dc:date>
    <meta:editing-duration>PT57M16S</meta:editing-duration>
    <meta:editing-cycles>24</meta:editing-cycles>
    <meta:generator>LibreOffice/3.4$Unix LibreOffice_project/340m1$Build-402</meta:generator>
    <dc:creator>Allison Randal</dc:creator>
    <meta:document-statistic meta:table-count="0" meta:image-count="1" meta:object-count="0" meta:page-count="5" meta:paragraph-count="59" meta:word-count="1669" meta:character-count="10555" meta:non-whitespace-character-count="8871"/>
  </office:meta>
</office:document-meta>
</file>